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8" style:family="paragraph" style:parent-style-name="Standard">
      <style:paragraph-properties fo:line-height="150%"/>
      <style:text-properties fo:font-size="12pt" fo:background-color="transparent" style:font-size-asian="10.5pt" style:font-size-complex="12pt"/>
    </style:style>
    <style:style style:name="P9"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1"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2"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3"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4"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15" style:family="paragraph" style:parent-style-name="Standard">
      <style:paragraph-properties fo:line-height="150%"/>
      <style:text-properties fo:font-size="16pt" fo:background-color="transparent" style:font-size-asian="14pt" style:font-size-complex="16pt"/>
    </style:style>
    <style:style style:name="P16" style:family="paragraph" style:parent-style-name="Standard">
      <style:paragraph-properties fo:line-height="150%"/>
      <style:text-properties fo:background-color="transparent"/>
    </style:style>
    <style:style style:name="P17"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18"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19"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1"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22"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3"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line-height="150%" fo:text-indent="0.2398in" style:auto-text-indent="false"/>
      <style:text-properties fo:font-style="normal"/>
    </style:style>
    <style:style style:name="P26"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28"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29"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margin-left="0in" fo:margin-right="0in" fo:line-height="150%" fo:text-indent="0in" style:auto-text-indent="false"/>
      <style:text-properties fo:font-style="normal" fo:background-color="transparent"/>
    </style:style>
    <style:style style:name="P33"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34"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36"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40"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43"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7"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48"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49"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50"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51"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53"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54"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55"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56"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57"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58"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9"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0"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2"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3"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4"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5"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6"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67" style:family="paragraph" style:parent-style-name="Standard" style:list-style-name="L20">
      <style:paragraph-properties fo:line-height="150%"/>
      <style:text-properties fo:font-size="12pt" fo:background-color="transparent" style:font-size-asian="10.5pt" style:font-size-complex="12pt"/>
    </style:style>
    <style:style style:name="P68"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69"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70" style:family="paragraph" style:parent-style-name="Standard" style:list-style-name="L3">
      <style:paragraph-properties fo:line-height="150%"/>
      <style:text-properties fo:background-color="transparent"/>
    </style:style>
    <style:style style:name="P71" style:family="paragraph" style:parent-style-name="Standard" style:list-style-name="L10">
      <style:paragraph-properties fo:line-height="150%"/>
      <style:text-properties fo:background-color="transparent"/>
    </style:style>
    <style:style style:name="P72" style:family="paragraph" style:parent-style-name="Standard" style:list-style-name="L17">
      <style:paragraph-properties fo:line-height="150%"/>
      <style:text-properties fo:background-color="transparent"/>
    </style:style>
    <style:style style:name="P73" style:family="paragraph" style:parent-style-name="Standard" style:list-style-name="L18">
      <style:paragraph-properties fo:line-height="150%"/>
      <style:text-properties fo:background-color="transparent"/>
    </style:style>
    <style:style style:name="P74" style:family="paragraph" style:parent-style-name="Standard" style:list-style-name="L19">
      <style:paragraph-properties fo:line-height="150%"/>
      <style:text-properties fo:background-color="transparent"/>
    </style:style>
    <style:style style:name="P75" style:family="paragraph" style:parent-style-name="Standard" style:list-style-name="L22">
      <style:paragraph-properties fo:line-height="150%"/>
      <style:text-properties fo:background-color="transparent"/>
    </style:style>
    <style:style style:name="P76" style:family="paragraph" style:parent-style-name="Standard" style:list-style-name="L3">
      <style:paragraph-properties fo:line-height="150%"/>
      <style:text-properties fo:font-weight="bold" fo:background-color="transparent" style:font-weight-asian="bold" style:font-weight-complex="bold"/>
    </style:style>
    <style:style style:name="P77" style:family="paragraph" style:parent-style-name="Standard" style:list-style-name="L19">
      <style:paragraph-properties fo:line-height="150%"/>
      <style:text-properties fo:font-style="italic" fo:background-color="transparent" style:font-style-asian="italic" style:font-style-complex="italic"/>
    </style:style>
    <style:style style:name="P78" style:family="paragraph" style:parent-style-name="Standard" style:list-style-name="WW8Num1">
      <style:paragraph-properties fo:line-height="150%"/>
    </style:style>
    <style:style style:name="P79" style:family="paragraph" style:parent-style-name="Standard" style:list-style-name="L23">
      <style:paragraph-properties fo:line-height="150%"/>
    </style:style>
    <style:style style:name="P80"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82"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84"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85"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86"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style:font-size-asian="10.5pt" style:font-style-asian="normal" style:font-size-complex="12pt" style:font-style-complex="normal"/>
    </style:style>
    <style:style style:name="T4" style:family="text">
      <style:text-properties fo:font-size="12pt" fo:font-weight="normal" style:font-size-asian="10.5pt" style:font-style-asian="normal" style:font-weight-asian="normal" style:font-size-complex="12pt" style:font-style-complex="normal"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fo:background-color="transparent"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0.5pt" style:font-size-complex="12pt"/>
    </style:style>
    <style:style style:name="T10" style:family="text">
      <style:text-properties fo:font-size="12pt" fo:font-style="italic" style:font-size-asian="10.5pt" style:font-style-asian="italic" style:font-size-complex="12pt" style:font-style-complex="italic"/>
    </style:style>
    <style:style style:name="T11"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style>
    <style:style style:name="T15" style:family="text">
      <style:text-properties fo:font-style="italic" style:font-style-asian="italic" style:font-style-complex="italic"/>
    </style:style>
    <style:style style:name="T16"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17"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19" style:family="text">
      <style:text-properties fo:font-variant="normal" fo:text-transform="none" style:text-line-through-style="none" fo:letter-spacing="normal" style:text-underline-style="none" style:text-blinking="false"/>
    </style:style>
    <style:style style:name="T2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2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2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2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25" style:family="text">
      <style:text-properties fo:font-weight="normal" style:font-weight-asian="normal" style:font-weight-complex="normal"/>
    </style:style>
    <style:style style:name="T26" style:family="text">
      <style:text-properties style:font-size-asian="10.5pt" style:font-style-asian="normal" style:font-weight-asian="normal" style:font-size-complex="12pt" style:font-style-complex="normal" style:font-weight-complex="normal"/>
    </style:style>
    <style:style style:name="T27" style:family="text">
      <style:text-properties fo:font-weight="bold" style:font-weight-asian="bold" style:font-weight-complex="bold"/>
    </style:style>
    <style:style style:name="T28" style:family="text">
      <style:text-properties style:use-window-font-color="true" fo:font-weight="bold" style:font-weight-asian="bold" style:font-weight-complex="bold"/>
    </style:style>
    <style:style style:name="T29" style:family="text">
      <style:text-properties fo:color="#000000" fo:font-size="12pt" fo:font-weight="normal" fo:background-color="transparent" style:font-size-asian="12pt" style:font-weight-asian="normal" style:font-size-complex="12pt" style:font-weight-complex="normal"/>
    </style:style>
    <style:style style:name="T30"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Wstęp</text:p>
      <text:p text:style-name="P2"><text:tab/>Bezpieczeństwo aplikacji internetowych we współczesnym świecie jest bardzo ważnym elementem, <text:s/>ponieważ jest to najpopularniejsza i najszybsza możliwość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e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swiatłowody, ale istnieją starsze technologie jak kabel ethernetowy itp., i bardzo popularny bezprzewodowy dostęp (wifi). Mamy też dużą liczbę urządzeń sieciowych odpowiedzialnych za adresowanie i filtrowanie ruchu w sieci tj, routery, switche itp.. Skoro mamy szybką sieć, jak i duże centra obliczeniowe, więc dało to duże możliwości do wykorzystania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69157254" text:style-name="L1">
        <text:list-item>
          <text:p text:style-name="P53">Infrastruktura jako usługa – dostawca zapewnia zaplecze techniczne, sprzęt, oprogramowanie, serwis. Klient ma większą swobodę w wyborze zasobów i oprogramowania.</text:p>
        </text:list-item>
        <text:list-item>
          <text:p text:style-name="P53">Platforma jako usługa – dostawca zapewnia odpowiednie narzędzia, interfejs jakim klient będzie zarządzał swoimi danymi np. w bazie danych.</text:p>
        </text:list-item>
        <text:list-item>
          <text:p text:style-name="P53">Oprogramowanie jako usługa – dostawca zapewnia konkretne funkcjonalności i gotowe aplikacje oraz jest odpowiedzialny za aktualizację i naprawe błędów.</text:p>
        </text:list-item>
      </text:list>
      <text:p text:style-name="P16"><text:span text:style-name="T5">Chmura obliczeniowa daję duże możliwości jako usługa ale jest narażona na atak bardziej niż zwykły użytkownik, bo często wykorzystywana jest do przetwarzania newralgicznych danych. W tym przypadku dowstawca kładzie szczególny nacisk na bezpieczeństwo i to na każdym jego </text:span><text:soft-page-break/><text:span text:style-name="T5">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ja w swej pracy chciałbym przyjrzeć się problemowi zabezpieczenia aplikacji webowej w chmurze obliczeniowej. Jakie zagrożenia czekają na zwykłego użytkownika korzystającego z aplikacji webowej? Jak się przed nimi uchronić? Jakie istnieją narzędzia do ochrony w sieci? <text:s/>Moja aplikacja jest napisana w języku JAVA. Do napisania aplikacji wykorzystałem następujące technologie :</text:p>
      <text:list xml:id="list2034124883" text:style-name="L2">
        <text:list-item>
          <text:p text:style-name="P54">EJB 3.1 (Enterprise Java Beans)</text:p>
        </text:list-item>
        <text:list-item>
          <text:p text:style-name="P54">JPA 2.0 (Java Persistence API)</text:p>
        </text:list-item>
        <text:list-item>
          <text:p text:style-name="P54">Hibernate 4.0.1</text:p>
        </text:list-item>
        <text:list-item>
          <text:p text:style-name="P54">CDI 1.0 (Context and Dependency Injection)</text:p>
        </text:list-item>
        <text:list-item>
          <text:p text:style-name="P54">Seam Framework 3.1.0</text:p>
        </text:list-item>
        <text:list-item>
          <text:p text:style-name="P54">JSF 2.1 (JavaServer Faces)</text:p>
        </text:list-item>
        <text:list-item>
          <text:p text:style-name="P54">Richfaces 4.3.0</text:p>
        </text:list-item>
        <text:list-item>
          <text:p text:style-name="P54">PostgreSQL 9.1.0</text:p>
        </text:list-item>
        <text:list-item>
          <text:p text:style-name="P54">Maven 3.0.4</text:p>
        </text:list-item>
        <text:list-item>
          <text:p text:style-name="P54">Git</text:p>
        </text:list-item>
      </text:list>
      <text:p text:style-name="P16"><text:span text:style-name="T5">Aplikacja działa na serwerze JBOSS 7.1.0 w trybie domain. Serwer jest uruchomiony na dwóch komputerach odpowiednio skonfigurowanych. W ramach jednego jednej jednostki działają dwie instancję serwera JBOSS. Na centralnej jednostce jest uruchomiony moduł MOD_CLUSTER, którego zadaniem jest równoważenie obciążenia. </text:span><text:span text:style-name="T5">[apache2 + mod_cluster opis jesli uda sie zrobic]</text:span></text:p>
      <text:p text:style-name="P2">Na jednej z jednostek jest zainstalowany serwer PGTOOL, który łączy dwa niezależne bazy danych postgres. Został skonfigurowany, aby zapewnić replikację danych na dwóch bazach, oraz w momencie awari jednej z baz, przełącza ruch na drugą bazę. Użytkownik nie zauważa, aby coś się stało podczas korzystania z aplikacji.</text:p>
      <text:p text:style-name="P2">Aplikacja ma zapewnić bezpieczną wymianę informacji oraz multimedialnych materiałów edukacyjnych. Do tego celu wykorzystałem standardowych dostawców bezpieczeństwa dostarczonych od firmy Sun. Praca zawiera teretyczną część oraz praktyczną bedącą dokumentacją projektu.</text:p>
      <text:p text:style-name="P2"/>
      <text:p text:style-name="P2"/>
      <text:p text:style-name="P2"><text:soft-page-break/></text:p>
      <text:p text:style-name="P17">Teoria</text:p>
      <text:p text:style-name="P13">Aspekty bezpieczeństwa</text:p>
      <text:p text:style-name="P2"><text:tab/>Pojęcie bezpieczeństwa można naprościej zdefiniować jako ochrona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text:tab/>Możemy wyróżnić następujące aspekty bezpieczeństwa :</text:p>
      <text:list xml:id="list350911195" text:style-name="L3">
        <text:list-item>
          <text:p text:style-name="P70"><text:span text:style-name="T8">poufność</text:span><text:span text:style-name="T5">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70"><text:span text:style-name="T8">integralność</text:span><text:span text:style-name="T5">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70"><text:span text:style-name="T8">dostępność</text:span><text:span text:style-name="T5">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76"><text:span text:style-name="T7">spójność</text:span><text:span text:style-name="T5">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3">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822861243" text:style-name="L4">
        <text:list-item>
          <text:p text:style-name="P55">użytkownika – </text:p>
          <text:list>
            <text:list-item>
              <text:p text:style-name="P55">nieodpowiedzialne zarządzanie swoimi danymi, </text:p>
            </text:list-item>
            <text:list-item>
              <text:p text:style-name="P55">odchodzenie od komputera do „ważniejszych spraw” na chwile bez wylogowania,</text:p>
            </text:list-item>
            <text:list-item>
              <text:p text:style-name="P55">korzystanie z wątpliwej treści zasobów internetowych mogących zainfekować komputer,</text:p>
            </text:list-item>
            <text:list-item>
              <text:p text:style-name="P55">przypadkowe usunięcie danych lub pliku, </text:p>
            </text:list-item>
            <text:list-item>
              <text:p text:style-name="P55">używanie zbyt prostych haseł, </text:p>
            </text:list-item>
            <text:list-item>
              <text:p text:style-name="P55">ujawnienie osobom trzecim swojego hasła,</text:p>
            </text:list-item>
            <text:list-item>
              <text:p text:style-name="P55">korzystanie z jednego hasła do wielu kont,</text:p>
            </text:list-item>
          </text:list>
        </text:list-item>
        <text:list-item>
          <text:p text:style-name="P55">atakującego</text:p>
          <text:list>
            <text:list-item>
              <text:p text:style-name="P55">włamanie do systemu</text:p>
            </text:list-item>
            <text:list-item>
              <text:p text:style-name="P55">kradzież danych</text:p>
            </text:list-item>
            <text:list-item>
              <text:p text:style-name="P55">usuniecie danych</text:p>
            </text:list-item>
          </text:list>
        </text:list-item>
        <text:list-item>
          <text:p text:style-name="P55">administratora</text:p>
          <text:list>
            <text:list-item>
              <text:p text:style-name="P55">brak odpowiednich zabezpieczeń dla serwera</text:p>
            </text:list-item>
            <text:list-item>
              <text:p text:style-name="P55">brak mechanizmów ostrzegania przed próbami włamania</text:p>
            </text:list-item>
          </text:list>
        </text:list-item>
        <text:list-item>
          <text:p text:style-name="P55">programistów</text:p>
          <text:list>
            <text:list-item>
              <text:p text:style-name="P55">błędy logiczne w aplikacji</text:p>
            </text:list-item>
            <text:list-item>
              <text:p text:style-name="P55">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523184552" text:style-name="L5">
        <text:list-item>
          <text:p text:style-name="P56">skanowanie sieci, przechwytywanie pakietów danych, zmiana pakietów danych</text:p>
        </text:list-item>
        <text:list-item>
          <text:p text:style-name="P56">podstawienie użytkownikowi jakiegoś programu(np. koń trojański), który zostanie wykonany</text:p>
        </text:list-item>
        <text:list-item>
          <text:p text:style-name="P56">atak brute force,słownikowy mający na celu złamanie hasła</text:p>
        </text:list-item>
        <text:list-item>
          <text:p text:style-name="P56">socjotechnika – nakłonienie użytkownika do wykonania pewnych czynności</text:p>
        </text:list-item>
        <text:list-item>
          <text:p text:style-name="P56">patrzenie na ekran, ręce użytkownika</text:p>
        </text:list-item>
        <text:list-item>
          <text:p text:style-name="P56">generowanie sztucznego ruchu - atak DDoS</text:p>
        </text:list-item>
        <text:list-item>
          <text:p text:style-name="P56">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wchodzi odpowiednie zabezpieczenie ich. Istnieją jeszcze porty dla protokołów poczty czy serwera ftp, itp., które mogą stanowić cel atakującego.</text:p>
      <text:p text:style-name="P46"><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47"/>
      <text:p text:style-name="P47">Użytkownicy</text:p>
      <text:p text:style-name="P46"><text:tab/>Potwierdzenie tożsamości, kontrola dostępu to są bardzo ważne elementy nie tylko w systemie operacyjnym, ale również w dostępie do aplikacji webowej. W tym miejscu chciałbym omówić problemy i rozwiązania tych zagadnień.</text:p>
      <text:p text:style-name="P14">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pezpieczenia hasło powinno być stosowane szyfrowanie hasła. Gdy serwis jest związany z płatnościami np. banki, stosuję się bardziej rozbudowane formy uwierzytelnienia. Wiązać się to może z większą ilością danych autentykacyjnych, o których użytkownik będzie musiał pamietać. Można zastosować w tym celu pytania np. o nazwisko rodowe matki, ulubionego aktora czy piosenkarke i w razie potrzeby wyświetlać monit o podanie odpowiedzi. Innym rozwiązaniem jest też sms pod podany wcześniej numer telefonu, w którym można przesyłać wygenerowany nr lub hasło. Dany kod byłby ważny przez niedługą jednostkę czasu np.2 min. Po upłenięciu tego czasu kod ten straciłby ważność. To są zabiegi, które zwiększają bezpieczeństwo normalnego użytkownika. Im większa złożoność algorytmu logowania tym trudniej ją złamać atakującemu.</text:p>
      <text:p text:style-name="P18"/>
      <text:p text:style-name="P18"><text:soft-page-break/>Autoryzacja</text:p>
      <text:p text:style-name="P2"><text:tab/>Jest to termin, który określa kontrole dostępu. W systemie jak i aplikacji webowej nie można wszystkich przypisać do grupy zalogowanej. Dlatego musimy zdefiniować role dostępu, w zależności jaki typ użytkowników jest porządany. Przykładem grup jaki może występować to np. administrator, użytkownik, redaktor.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4"/>
      <text:p text:style-name="P14">Hasła</text:p>
      <text:p text:style-name="P1"><text:span text:style-name="T6"><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e hasła, co także jest dobrą praktyką. Najbezpieczniejszą metodą są jednak hasła jednorazowe. Największy problem w bezpieczeństwie stanowią właśnie zbyt proste hasła, co zostało zbadane przez</text:span><text:span text:style-name="T29"> </text:span><text:a xlink:type="simple" xlink:href="http://www.cl.cam.ac.uk/~jcb82/doc/B12-IEEESP-analyzing_70M_anonymized_passwords.pdf" office:target-frame-name="_blank" xlink:show="new"><text:span text:style-name="Strong_20_Emphasis"><text:span text:style-name="T30">Josepha Bonneau</text:span></text:span></text:a><text:span text:style-name="Strong_20_Emphasis"><text:span text:style-name="T17"> z Cambridge</text:span></text:span><text:span text:style-name="T18">. Użytkownicy często stosują krótkie hasła, łatwe do odgadnięcia. Najczęściej jest to imię bliskiej osoby, ulubiony kolor, aktor itp.</text:span></text:p>
      <text:p text:style-name="P2"/>
      <text:p text:style-name="P14">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text:soft-page-break/></text:p>
      <text:p text:style-name="P12">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ane przez drugą strone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rzadko spotykane.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19"><text:tab/>&lt;connector name="https" protocol="HTTP/1.1" scheme="https" socket-binding="https" secure="true"&gt; </text:p>
      <text:p text:style-name="P19"><text:s text:c="16"/>&lt;ssl password="changeit" certificate-key-file="${jboss.server.config.dir}/keystore.jks" verify-client="true" <text:tab/>ca-certificate-file="${jboss.server.config.dir}/truststore.jks" keystore-type="JKS" truststore-type="JKS"/&gt; </text:p>
      <text:p text:style-name="P19"><text:s text:c="12"/>&lt;/connector&gt;</text:p>
      <text:p text:style-name="P4"/>
      <text:p text:style-name="P4">Etap nawiazania połączenia SSL pomiedzy serwerem i klientem odbywa się w następujący sposób:</text:p>
      <text:list xml:id="list471983567" text:style-name="L6">
        <text:list-item>
          <text:p text:style-name="P59">klient wysyła do serwera numer obsługiwanej wersji SSL oraz możliwe algorytmy szyfrujące wraz z losowymi danymi</text:p>
        </text:list-item>
        <text:list-item>
          <text:p text:style-name="P59">serwer <text:tab/>wysyła to co klient do niego przysłał oraz swój certyfikat, oraz może wysłać żadanie uwierzytelnienia klienta</text:p>
        </text:list-item>
        <text:list-item>
          <text:p text:style-name="P59"><text:soft-page-break/>klient weryfikuje poprawność otrzymanych danych, w przypadku jakichś nieprawidłowości użytkownik jest o tym informowany</text:p>
        </text:list-item>
        <text:list-item>
          <text:p text:style-name="P59">klient generuje tajny ciąg znaków zwany premaster secret za pomocą klucza publicznego wbudowanego w certyfkat i wysyła do serwera</text:p>
        </text:list-item>
        <text:list-item>
          <text:p text:style-name="P59">serwer za pomocą klucza prywatnego odszyfrowuje premaster secret i generuje ciąg master secret <text:s/>na jego podstawie</text:p>
        </text:list-item>
        <text:list-item>
          <text:p text:style-name="P59">klient również generuje ciąg master secret i później obie strony generuja session key</text:p>
        </text:list-item>
        <text:list-item>
          <text:p text:style-name="P59">serwer i klient informują się o szyfrowanym połączeniu, które jest szyfrowane za pomocą algorytmu symetrycznego, który używa jako klucza session key</text:p>
        </text:list-item>
        <text:list-item>
          <text:p text:style-name="P59">sesja SSL została ustanowiona</text:p>
        </text:list-item>
      </text:list>
      <text:p text:style-name="P4">Wiecej informacji można znaleźć w [7] i [1].</text:p>
      <text:p text:style-name="P4"/>
      <text:p text:style-name="P10">Kryptografia</text:p>
      <text:p text:style-name="P10"/>
      <text:p text:style-name="P4">Jest to dziedzina wiedzy na temat zabezpieczenia informacji, która dostarcza narzędzi do zapewnienia poufności danych, integralności czy uwierzytelnienia.</text:p>
      <text:p text:style-name="P4"/>
      <text:p text:style-name="P3"><text:span text:style-name="T12">Kryptografia </text:span><text:span text:style-name="T13">asymetryczna</text:span><text:span text:style-name="T12">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3">RSA</text:span><text:span text:style-name="T12"> – opiera się na faktoryzacji, jest dość popularny, wykorzystywany często do podpisywania dokumentów cyfrowych, przypisuje każdemu użytkownikowi 2 pary kluczy : prywatny i publiczny</text:span></text:p>
      <text:p text:style-name="P4">ElGamal, <text:span text:style-name="T27">DSA</text:span>, ECC – oparte o logarytmowanie dyskretne</text:p>
      <text:p text:style-name="P4"/>
      <text:p text:style-name="P4"/>
      <text:p text:style-name="P3"><text:span text:style-name="T12">Kryptografia </text:span><text:span text:style-name="T13">symetryczna</text:span><text:span text:style-name="T12"> – jest to taki rodzaj szyfrowania w którym do szyfrowania i deszyfrowania wykorzystuje się ten sam klucz jawny</text:span></text:p>
      <text:p text:style-name="P4"/>
      <text:p text:style-name="P4">Podział algorytmów symetrycznych</text:p>
      <text:list xml:id="list2004171173" text:style-name="L7">
        <text:list-item>
          <text:p text:style-name="P57"><text:span text:style-name="T12">szyfry </text:span><text:span text:style-name="T13">strumieniowe</text:span><text:span text:style-name="T12"> – wiadomość jawna jest przekształcana za pomocą klucza w </text:span><text:soft-page-break/><text:span text:style-name="T12">szyfrogram, szyfruje bit po bicie</text:span></text:p>
        </text:list-item>
        <text:list-item>
          <text:p text:style-name="P57"><text:span text:style-name="T12">szyfry </text:span><text:span text:style-name="T13">blokowe</text:span><text:span text:style-name="T12">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90299910" text:style-name="L8">
        <text:list-item>
          <text:p text:style-name="P60">ECB(Electronic Code Book) – elektroniczna książka kodowa – w związku z tym, że w tekscie jawnym są powtórzenia, nie jest on odpowiedni do szyfrowania wiadomości dłuższych niż długość bloku. Polega na szyfrowaniu po kolei wystepujących bloków danych.</text:p>
        </text:list-item>
      </text:list>
      <text:list xml:id="list1539633809" text:style-name="L9">
        <text:list-item>
          <text:p text:style-name="P61">CBC(Cipher Block Chaining) – wiązanie bloków zaszyfrowanych – szyfrowanie to ukrywa powtórzenia. Polega na XOR-owaniu danego bloku z utworzonym wcześniej kryptogramem.</text:p>
        </text:list-item>
        <text:list-item>
          <text:p text:style-name="P61">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61">OFB(Output Feedback) – tryb sprzężenia zwrotnego wyjściowego – podobny do CFB, ale wynik szyfrowania jest XOR-wany z tekstem jawnym. Możliwe jest szybkie odszyfrowanie, przez co jest używany w bazach danych.</text:p>
        </text:list-item>
        <text:list-item>
          <text:p text:style-name="P61">Inne</text:p>
          <text:list>
            <text:list-item>
              <text:p text:style-name="P61">CTR</text:p>
            </text:list-item>
            <text:list-item>
              <text:p text:style-name="P61">BC</text:p>
            </text:list-item>
            <text:list-item>
              <text:p text:style-name="P61">PCBC</text:p>
            </text:list-item>
            <text:list-item>
              <text:p text:style-name="P61">CBCC</text:p>
            </text:list-item>
            <text:list-item>
              <text:p text:style-name="P61">OFBNLF</text:p>
            </text:list-item>
            <text:list-item>
              <text:p text:style-name="P61">PBC</text:p>
            </text:list-item>
            <text:list-item>
              <text:p text:style-name="P61">PFB</text:p>
            </text:list-item>
            <text:list-item>
              <text:p text:style-name="P61">LRW</text:p>
            </text:list-item>
          </text:list>
        </text:list-item>
      </text:list>
      <text:p text:style-name="P4">Wiecej o trybach w [1].</text:p>
      <text:p text:style-name="P4"/>
      <text:p text:style-name="P3"><text:span text:style-name="T13">Funkcje skrótu</text:span><text:span text:style-name="T12"> – inaczej nazywane funkcjami haszującymi. </text:span></text:p>
      <text:p text:style-name="P4">Posiada następujące właściwości wg [4]:</text:p>
      <text:list xml:id="list1153984542" text:style-name="L10">
        <text:list-item>
          <text:p text:style-name="P71">kompresji<text:span text:style-name="T1"> – funkcja skrótu h przekształca wejście x o dowolnej długości liczonej w bitach </text:span><text:span text:style-name="T1">na wyjście h(x) o ustalonej długości n</text:span></text:p>
        </text:list-item>
        <text:list-item>
          <text:p text:style-name="P71"><text:soft-page-break/>łatwości obliczeń <text:span text:style-name="T1">– dla danej funkcji h i wejscia x wartosc h(x) jest łatwo obliczana w czasie wielomianowym</text:span></text:p>
        </text:list-item>
        <text:list-item>
          <text:p text:style-name="P71">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908217830" text:style-name="L11">
        <text:list-item>
          <text:p text:style-name="P62">MDC – bez klucza np. MD5, SHA-1, RIPEMD-160, MASH</text:p>
        </text:list-item>
        <text:list-item>
          <text:p text:style-name="P62">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0">Podpisy cyfrowe </text:p>
      <text:p text:style-name="P5"/>
      <text:p text:style-name="P5"><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5"/>
      <text:p text:style-name="P5">Podpis cyfrowy to nic innego jak pewny ciąg bajtów dołączony to oryginalnej wiadomości. Jak jest tworzony podpis cyfrowy?</text:p>
      <text:p text:style-name="P5"><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5"/>
      <text:p text:style-name="P5"/>
      <text:p text:style-name="P10"><text:soft-page-break/>Certyfikaty</text:p>
      <text:p text:style-name="P4">Certyfikaty powstały w celu potwierdzenia tożsamości osoby. Certyfikat daje gwarancje,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1386975477" text:style-name="L12">
        <text:list-item>
          <text:p text:style-name="P63">Urzędy certyfikacji (ang. CA, Certification Authority) odpowiedzialne za potwierdzenie tożsamości</text:p>
        </text:list-item>
        <text:list-item>
          <text:p text:style-name="P63">Urzędy rejestracji (ang. RA, Registration Authority) odpowiedzialne za weryfikację i rejestracje użytkownika</text:p>
        </text:list-item>
        <text:list-item>
          <text:p text:style-name="P63">Repozytoria kluczy, certyfikatów oraz list unieważnionych certyfikatów(ang. CRL, Certifikate Revocation List)</text:p>
        </text:list-item>
        <text:list-item>
          <text:p text:style-name="P63">oprogramowanie oraz sprzęt do posługiwania się certyfikatami</text:p>
        </text:list-item>
        <text:list-item>
          <text:p text:style-name="P63">użytkownicy dla których wydawane są certyfikaty</text:p>
        </text:list-item>
      </text:list>
      <text:p text:style-name="P4"/>
      <text:p text:style-name="P4">Zadania związane z zarządzaniem strukturą PKI:</text:p>
      <text:list xml:id="list1127680509" text:style-name="L13">
        <text:list-item>
          <text:p text:style-name="P64">rejestracja użytkowników</text:p>
        </text:list-item>
        <text:list-item>
          <text:p text:style-name="P64">wydawanie certyfikatów</text:p>
        </text:list-item>
        <text:list-item>
          <text:p text:style-name="P64">generowanie par kluczy</text:p>
        </text:list-item>
        <text:list-item>
          <text:p text:style-name="P64">wzajemna certyfikacja</text:p>
        </text:list-item>
        <text:list-item>
          <text:p text:style-name="P64">odnawianie certyfikatów</text:p>
        </text:list-item>
        <text:list-item>
          <text:p text:style-name="P64">unieważnianie certyfikatów</text:p>
        </text:list-item>
        <text:list-item>
          <text:p text:style-name="P64">odzyskiwanie klucza</text:p>
        </text:list-item>
      </text:list>
      <text:p text:style-name="P4"/>
      <text:p text:style-name="P4">Certyfikaty podlegają standaryzacji, dlatego możemy wyróżnić takie standardy jak:</text:p>
      <text:list xml:id="list1846532376" text:style-name="L14">
        <text:list-item>
          <text:p text:style-name="P65">X.509</text:p>
        </text:list-item>
        <text:list-item>
          <text:p text:style-name="P65">PKCS(ang. Public Key Cryptography Standards)</text:p>
        </text:list-item>
      </text:list>
      <text:p text:style-name="P4"/>
      <text:p text:style-name="P4">Standard X.509 jest najbardziej popularny. Standard definiuje następujące pola dla certyfikatu:</text:p>
      <text:list xml:id="list1841962547" text:style-name="L15">
        <text:list-item>
          <text:p text:style-name="P84">numer wersji standardu X.509</text:p>
        </text:list-item>
      </text:list>
      <text:list xml:id="list843295395" text:style-name="L16">
        <text:list-item>
          <text:p text:style-name="P85">numer wystawionego certyfikatu</text:p>
        </text:list-item>
        <text:list-item>
          <text:p text:style-name="P85">identyfikator algorytmu podpisu certyfikatu</text:p>
        </text:list-item>
        <text:list-item>
          <text:p text:style-name="P85">nazwa funkcji skrótu kryptograficznego użyta przez wystawcę</text:p>
        </text:list-item>
        <text:list-item>
          <text:p text:style-name="P85"><text:soft-page-break/>nazwa wystawcy certyfikatu</text:p>
        </text:list-item>
        <text:list-item>
          <text:p text:style-name="P85">daty ważności certyfikatu</text:p>
        </text:list-item>
        <text:list-item>
          <text:p text:style-name="P86">nazwa podmiotu dla którego wystawiany jest certyfikat</text:p>
        </text:list-item>
        <text:list-item>
          <text:p text:style-name="P85">parametry klucza publicznego podmiotu</text:p>
        </text:list-item>
        <text:list-item>
          <text:p text:style-name="P85">klucz publiczny podmiotu</text:p>
        </text:list-item>
        <text:list-item>
          <text:p text:style-name="P85">opcjonalne rozszerzenia</text:p>
        </text:list-item>
        <text:list-item>
          <text:p text:style-name="P85">podpis wystawcy certyfikatu</text:p>
        </text:list-item>
      </text:list>
      <text:p text:style-name="P4"/>
      <text:p text:style-name="P20">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0">Bezpieczeństwo w Javie</text:p>
      <text:p text:style-name="P11">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877384055" text:style-name="L17">
        <text:list-item>
          <text:p text:style-name="P72">obiektowość</text:p>
        </text:list-item>
        <text:list-item>
          <text:p text:style-name="P72">specyfikatory dostępu</text:p>
        </text:list-item>
        <text:list-item>
          <text:p text:style-name="P72">odśmiecacz pamięci</text:p>
        </text:list-item>
        <text:list-item>
          <text:p text:style-name="P72">bezpieczeństwo typów</text:p>
        </text:list-item>
        <text:list-item>
          <text:p text:style-name="P72">obsługa wyjątków</text:p>
        </text:list-item>
        <text:list-item>
          <text:p text:style-name="P72">brak przeciążania operatów(wyjątek + i += w String)</text:p>
        </text:list-item>
        <text:list-item>
          <text:p text:style-name="P72">brak wielokrotnego dziedziczenia</text:p>
        </text:list-item>
        <text:list-item>
          <text:p text:style-name="P72">brak wskaźników</text:p>
        </text:list-item>
        <text:list-item>
          <text:p text:style-name="P72">kontrolowanie zakresu tablic</text:p>
        </text:list-item>
      </text:list>
      <text:p text:style-name="P16"><text:tab/>Dzięki prostocie oraz możliwości budowania skomplikowanych aplikacji łatwo rozszerzalnych Java jest tej chwili jednym z najpopularniejszych języków programowania.</text:p>
      <text:p text:style-name="P15"><text:soft-page-break/>Bezpieczeństwo JAVA EE</text:p>
      <text:p text:style-name="P16"><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16">Bezpieczeństwo w ramach kontenera można zapewnić deklaratywnie lub programowo.</text:p>
      <text:p text:style-name="P16"><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16"><text:tab/>Zabezpieczenie programowe – wykorzystywane, gdy zabezpieczenie deklaratywne nie jest wystarczające do zapewnienia wymaganego modelu bezpieczeństwa. </text:p>
      <text:p text:style-name="P16"/>
      <text:p text:style-name="P16">Warto zapoznać się z mechanizmami zabezpieczeń zastosowanymi w Java SE. Można z nich korzystać indywidualnie lub z innymi rozwiązaniami. Są to:</text:p>
      <text:list xml:id="list1177989281" text:style-name="L18">
        <text:list-item>
          <text:p text:style-name="P73">JAAS(Java Authentication and Authorization Service) – dostarczone API umożliwia przedprowadzenie uwierzytelnienia i autoryzacji. JAAS w JavaEE jest podstawowym mechanizmem bezpieczeństwa, który można rozszerzać.</text:p>
        </text:list-item>
        <text:list-item>
          <text:p text:style-name="P73">Java GSS-API(Java Generic Security Services) – dane API wykorzystywane jest do bezpiecznej wymiany wiadomości pomiędzy uruchomionymi aplikacjami. Do tego celu wykorzystuje tokeny. Przykładem oferowanego mechanizmu jest Kerberos.</text:p>
        </text:list-item>
        <text:list-item>
          <text:p text:style-name="P73">JCE(Java Cryptography Extension) – dostarcza framework implementujący zarządzanie kluczami, a także implementuje różne algorytmy szyfrowania (symetryczne, asymetryczne, uwierzytelniania kodu wiadomości)</text:p>
        </text:list-item>
        <text:list-item>
          <text:p text:style-name="P73">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73">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16">Dodane pakiety znacznie mogą uławić pracę, jeśli z nich odpowiednio skorzystamy.</text:p>
      <text:p text:style-name="P16"/>
      <text:p text:style-name="P16"><text:soft-page-break/>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35">Pakiet</text:p>
          </table:table-cell>
          <table:table-cell table:style-name="Table1.A1" office:value-type="string">
            <text:p text:style-name="P34">Klasa / Nazwa interfejsu</text:p>
          </table:table-cell>
          <table:table-cell table:style-name="Table1.C1" office:value-type="string">
            <text:p text:style-name="P35">Używanie</text:p>
          </table:table-cell>
        </table:table-row>
        <table:table-row>
          <table:table-cell table:style-name="Table1.A2" table:number-rows-spanned="3" office:value-type="string">
            <text:p text:style-name="P33">com.sun.security.auth.module</text:p>
          </table:table-cell>
          <table:table-cell table:style-name="Table1.A2" office:value-type="string">
            <text:p text:style-name="P33">JndiLoginModule</text:p>
          </table:table-cell>
          <table:table-cell table:style-name="Table1.C2" office:value-type="string">
            <text:p text:style-name="P33">Wykonuje login / hasło uwierzytelniania przy użyciu bazy danych LDAP lub NIS</text:p>
          </table:table-cell>
        </table:table-row>
        <table:table-row>
          <table:covered-table-cell/>
          <table:table-cell table:style-name="Table1.A2" office:value-type="string">
            <text:p text:style-name="P33">KeyStoreLoginModule</text:p>
          </table:table-cell>
          <table:table-cell table:style-name="Table1.C2" office:value-type="string">
            <text:p text:style-name="P33">Wykonuje uwierzytelnianie oparte na aliasach umieszczonych w magazynie kluczy</text:p>
          </table:table-cell>
        </table:table-row>
        <table:table-row>
          <table:covered-table-cell/>
          <table:table-cell table:style-name="Table1.A2" office:value-type="string">
            <text:p text:style-name="P33">Krb5LoginModule</text:p>
          </table:table-cell>
          <table:table-cell table:style-name="Table1.C2" office:value-type="string">
            <text:p text:style-name="P33">Wykonuje uwierzytelnianie za pomocą protokołu Kerberos</text:p>
          </table:table-cell>
        </table:table-row>
        <table:table-row>
          <table:table-cell table:style-name="Table1.A2" table:number-rows-spanned="3" office:value-type="string">
            <text:p text:style-name="P33">java.lang</text:p>
          </table:table-cell>
          <table:table-cell table:style-name="Table1.A2" office:value-type="string">
            <text:p text:style-name="P33">SecurityException</text:p>
          </table:table-cell>
          <table:table-cell table:style-name="Table1.C2" office:value-type="string">
            <text:p text:style-name="P33">Wskazuje naruszenie bezpieczeństwa</text:p>
          </table:table-cell>
        </table:table-row>
        <table:table-row>
          <table:covered-table-cell/>
          <table:table-cell table:style-name="Table1.A2" office:value-type="string">
            <text:p text:style-name="P33">SecurityManager</text:p>
          </table:table-cell>
          <table:table-cell table:style-name="Table1.C2" office:value-type="string">
            <text:p text:style-name="P33">Pośredniczy wszystkie decyzje kontroli dostępu</text:p>
          </table:table-cell>
        </table:table-row>
        <table:table-row>
          <table:covered-table-cell/>
          <table:table-cell table:style-name="Table1.A2" office:value-type="string">
            <text:p text:style-name="P33">System</text:p>
          </table:table-cell>
          <table:table-cell table:style-name="Table1.C2" office:value-type="string">
            <text:p text:style-name="P33">Instaluje securityManager</text:p>
          </table:table-cell>
        </table:table-row>
        <table:table-row>
          <table:table-cell table:style-name="Table1.A2" table:number-rows-spanned="9" office:value-type="string">
            <text:p text:style-name="P33">java.security</text:p>
          </table:table-cell>
          <table:table-cell table:style-name="Table1.A2" office:value-type="string">
            <text:p text:style-name="P33">AccessController</text:p>
          </table:table-cell>
          <table:table-cell table:style-name="Table1.C2" office:value-type="string">
            <text:p text:style-name="P33">Wywoływany przez domyślną implementację securityManager do podejmowania decyzji odnośnie kontroli dostępu</text:p>
          </table:table-cell>
        </table:table-row>
        <table:table-row>
          <table:covered-table-cell/>
          <table:table-cell table:style-name="Table1.A2" office:value-type="string">
            <text:p text:style-name="P33">Key</text:p>
          </table:table-cell>
          <table:table-cell table:style-name="Table1.C2" office:value-type="string">
            <text:p text:style-name="P33">Reprezentuje klucz kryptograficzny</text:p>
          </table:table-cell>
        </table:table-row>
        <table:table-row>
          <table:covered-table-cell/>
          <table:table-cell table:style-name="Table1.A2" office:value-type="string">
            <text:p text:style-name="P33">KeyStore</text:p>
          </table:table-cell>
          <table:table-cell table:style-name="Table1.C2" office:value-type="string">
            <text:p text:style-name="P33">Reprezentuje repozytorium kluczy i certyfikatów zaufanych</text:p>
          </table:table-cell>
        </table:table-row>
        <table:table-row>
          <table:covered-table-cell/>
          <table:table-cell table:style-name="Table1.A2" office:value-type="string">
            <text:p text:style-name="P33">MessageDigest</text:p>
          </table:table-cell>
          <table:table-cell table:style-name="Table1.C2" office:value-type="string">
            <text:p text:style-name="P33">Reprezentuje skrót wiadomości</text:p>
          </table:table-cell>
        </table:table-row>
        <table:table-row>
          <table:covered-table-cell/>
          <table:table-cell table:style-name="Table1.A2" office:value-type="string">
            <text:p text:style-name="P33">Permission</text:p>
          </table:table-cell>
          <table:table-cell table:style-name="Table1.C2" office:value-type="string">
            <text:p text:style-name="P33">Reprezentuje dostęp do danego zasobu</text:p>
          </table:table-cell>
        </table:table-row>
        <table:table-row>
          <table:covered-table-cell/>
          <table:table-cell table:style-name="Table1.A2" office:value-type="string">
            <text:p text:style-name="P33">Policy</text:p>
          </table:table-cell>
          <table:table-cell table:style-name="Table1.C2" office:value-type="string">
            <text:p text:style-name="P33">Dostarcza politykę bezpieczeństwa</text:p>
          </table:table-cell>
        </table:table-row>
        <table:table-row>
          <table:covered-table-cell/>
          <table:table-cell table:style-name="Table1.A2" office:value-type="string">
            <text:p text:style-name="P33">Provider</text:p>
          </table:table-cell>
          <table:table-cell table:style-name="Table1.C2" office:value-type="string">
            <text:p text:style-name="P33">Dostarcza implementacje Security Service</text:p>
          </table:table-cell>
        </table:table-row>
        <table:table-row>
          <table:covered-table-cell/>
          <table:table-cell table:style-name="Table1.A2" office:value-type="string">
            <text:p text:style-name="P33">Security</text:p>
          </table:table-cell>
          <table:table-cell table:style-name="Table1.C15" office:value-type="string">
            <text:p text:style-name="P33">Zarządza dostawcami bezpieczeństwa i właściwościami zabezpieczeń</text:p>
          </table:table-cell>
        </table:table-row>
        <table:table-row>
          <table:covered-table-cell/>
          <table:table-cell table:style-name="Table1.A2" office:value-type="string">
            <text:p text:style-name="P33">Signature</text:p>
          </table:table-cell>
          <table:table-cell table:style-name="Table1.C15" office:value-type="string">
            <text:p text:style-name="P33">Tworzy i sprawdza podpisy cyfrowe</text:p>
          </table:table-cell>
        </table:table-row>
        <table:table-row>
          <table:table-cell table:style-name="Table1.A2" table:number-rows-spanned="2" office:value-type="string">
            <text:p text:style-name="P33">java.security.cert</text:p>
          </table:table-cell>
          <table:table-cell table:style-name="Table1.A2" office:value-type="string">
            <text:p text:style-name="P33">Certificate</text:p>
          </table:table-cell>
          <table:table-cell table:style-name="Table1.C2" office:value-type="string">
            <text:p text:style-name="P33">Reprezentuje certyfikat klucza publicznego</text:p>
          </table:table-cell>
        </table:table-row>
        <table:table-row>
          <table:covered-table-cell/>
          <table:table-cell table:style-name="Table1.A2" office:value-type="string">
            <text:p text:style-name="P33">CertStore</text:p>
          </table:table-cell>
          <table:table-cell table:style-name="Table1.C2" office:value-type="string">
            <text:p text:style-name="P33">Reprezentuje repozytorium certyfikatów niepowiązanych i zwykle niezaufanych</text:p>
          </table:table-cell>
        </table:table-row>
        <table:table-row>
          <table:table-cell table:style-name="Table1.A2" table:number-rows-spanned="2" office:value-type="string">
            <text:p text:style-name="P33">javax.crypto</text:p>
          </table:table-cell>
          <table:table-cell table:style-name="Table1.A2" office:value-type="string">
            <text:p text:style-name="P33">Cipher</text:p>
          </table:table-cell>
          <table:table-cell table:style-name="Table1.C2" office:value-type="string">
            <text:p text:style-name="P33">Wykonuje szyfrowanie i deszyfrowanie</text:p>
          </table:table-cell>
        </table:table-row>
        <table:table-row>
          <table:covered-table-cell/>
          <table:table-cell table:style-name="Table1.A2" office:value-type="string">
            <text:p text:style-name="P33">KeyAgreement</text:p>
          </table:table-cell>
          <table:table-cell table:style-name="Table1.C2" office:value-type="string">
            <text:p text:style-name="P33">Wykonuje wymiane kluczy</text:p>
          </table:table-cell>
        </table:table-row>
        <table:table-row>
          <table:table-cell table:style-name="Table1.A2" table:number-rows-spanned="4" office:value-type="string">
            <text:p text:style-name="P33">javax.net.ssl</text:p>
          </table:table-cell>
          <table:table-cell table:style-name="Table1.A2" office:value-type="string">
            <text:p text:style-name="P33">KeyManager</text:p>
          </table:table-cell>
          <table:table-cell table:style-name="Table1.C2" office:value-type="string">
            <text:p text:style-name="P33">Zarządza kluczami wykorzystywanymi do wykonywania uwierzytelnienia <text:s text:c="3"/>SSL / TLS</text:p>
          </table:table-cell>
        </table:table-row>
        <table:table-row>
          <table:covered-table-cell/>
          <table:table-cell table:style-name="Table1.A2" office:value-type="string">
            <text:p text:style-name="P33">SSLEngine</text:p>
          </table:table-cell>
          <table:table-cell table:style-name="Table1.C2" office:value-type="string">
            <text:p text:style-name="P33">Tworzy / niszczy pakiety SSL / TLS, umorzliwiając aplikacji swobodnie wybrać mechanizm transportu</text:p>
          </table:table-cell>
        </table:table-row>
        <table:table-row>
          <table:covered-table-cell/>
          <table:table-cell table:style-name="Table1.A2" office:value-type="string">
            <text:p text:style-name="P33">SSLSocket</text:p>
          </table:table-cell>
          <table:table-cell table:style-name="Table1.C2" office:value-type="string">
            <text:p text:style-name="P33">Reprezentuje gniazdo sieciowe, obejmujące transmisje SSL / TLS wspieraną na szczycie normalnego gniazda strumieniowego</text:p>
          </table:table-cell>
        </table:table-row>
        <table:table-row>
          <table:covered-table-cell/>
          <table:table-cell table:style-name="Table1.A2" office:value-type="string">
            <text:p text:style-name="P33">TrustManager</text:p>
          </table:table-cell>
          <table:table-cell table:style-name="Table1.C2" office:value-type="string">
            <text:p text:style-name="P33">Podejmuje decyzje o tym, komu można zaufać w interakcji SSL / TLS (na przykład, na podstawie zaufanych certyfikatów w magazynach kluczy)</text:p>
          </table:table-cell>
        </table:table-row>
        <table:table-row>
          <table:table-cell table:style-name="Table1.A2" office:value-type="string">
            <text:p text:style-name="P33">javax.security.auth</text:p>
          </table:table-cell>
          <table:table-cell table:style-name="Table1.A2" office:value-type="string">
            <text:p text:style-name="P33">Subject</text:p>
          </table:table-cell>
          <table:table-cell table:style-name="Table1.C2" office:value-type="string">
            <text:p text:style-name="P33">Reprezentuje użytkownika</text:p>
          </table:table-cell>
        </table:table-row>
        <table:table-row>
          <table:table-cell table:style-name="Table1.A2" table:number-rows-spanned="2" office:value-type="string">
            <text:p text:style-name="P33">javax.security.auth.kerberos</text:p>
          </table:table-cell>
          <table:table-cell table:style-name="Table1.A2" office:value-type="string">
            <text:p text:style-name="P33">KerberosPrincipal</text:p>
          </table:table-cell>
          <table:table-cell table:style-name="Table1.C2" office:value-type="string">
            <text:p text:style-name="P33">Reprezentuje unikalną tożsamość Kerberos</text:p>
          </table:table-cell>
        </table:table-row>
        <table:table-row>
          <table:covered-table-cell/>
          <table:table-cell table:style-name="Table1.A2" office:value-type="string">
            <text:p text:style-name="P33">KerberosTicket</text:p>
          </table:table-cell>
          <table:table-cell table:style-name="Table1.C2" office:value-type="string">
            <text:p text:style-name="P33">Reprezentuje bilet Kerberos</text:p>
          </table:table-cell>
        </table:table-row>
        <table:table-row>
          <table:table-cell table:style-name="Table1.A2" office:value-type="string">
            <text:p text:style-name="P33">javax.security.auth.login</text:p>
          </table:table-cell>
          <table:table-cell table:style-name="Table1.A2" office:value-type="string">
            <text:p text:style-name="P33">LoginContext</text:p>
          </table:table-cell>
          <table:table-cell table:style-name="Table1.C2" office:value-type="string">
            <text:p text:style-name="P33">Obsługuje uwierzytelniania za pomocą wtyczki</text:p>
          </table:table-cell>
        </table:table-row>
        <table:table-row>
          <table:table-cell table:style-name="Table1.A2" office:value-type="string">
            <text:p text:style-name="P33">javax.security.auth.spi</text:p>
          </table:table-cell>
          <table:table-cell table:style-name="Table1.A2" office:value-type="string">
            <text:p text:style-name="P33">LoginModule</text:p>
          </table:table-cell>
          <table:table-cell table:style-name="Table1.C2" office:value-type="string">
            <text:p text:style-name="P33">Realizuje konkretny mechanizm uwierzytelniania</text:p>
          </table:table-cell>
        </table:table-row>
        <table:table-row>
          <table:table-cell table:style-name="Table1.A2" table:number-rows-spanned="3" office:value-type="string">
            <text:p text:style-name="P33">javax.security.sasl</text:p>
          </table:table-cell>
          <table:table-cell table:style-name="Table1.A2" office:value-type="string">
            <text:p text:style-name="P33">SASL</text:p>
          </table:table-cell>
          <table:table-cell table:style-name="Table1.C2" office:value-type="string">
            <text:p text:style-name="P33">Tworzy obiekty SaslClient i SaslServer</text:p>
          </table:table-cell>
        </table:table-row>
        <table:table-row>
          <table:covered-table-cell/>
          <table:table-cell table:style-name="Table1.A2" office:value-type="string">
            <text:p text:style-name="P33">SaslClient</text:p>
          </table:table-cell>
          <table:table-cell table:style-name="Table1.C2" office:value-type="string">
            <text:p text:style-name="P33">Wykonuje uwierzytelnianie SASL jako klient</text:p>
          </table:table-cell>
        </table:table-row>
        <table:table-row>
          <table:covered-table-cell/>
          <table:table-cell table:style-name="Table1.A2" office:value-type="string">
            <text:p text:style-name="P33">SaslServer</text:p>
          </table:table-cell>
          <table:table-cell table:style-name="Table1.C2" office:value-type="string">
            <text:p text:style-name="P33">Wykonuje uwierzytelnianie SASL jako serwer</text:p>
          </table:table-cell>
        </table:table-row>
        <table:table-row>
          <table:table-cell table:style-name="Table1.A2" office:value-type="string">
            <text:p text:style-name="P33">org.ietf.jgss</text:p>
          </table:table-cell>
          <table:table-cell table:style-name="Table1.A2" office:value-type="string">
            <text:p text:style-name="P33">GSSContext</text:p>
          </table:table-cell>
          <table:table-cell table:style-name="Table1.C2" office:value-type="string">
            <text:p text:style-name="P33">Hermetyzuje kontekst bezpieczeństwa GSS-API i zapewnia usługi bezpieczeństwa dostępne jako kontekst</text:p>
          </table:table-cell>
        </table:table-row>
      </table:table>
      <text:p text:style-name="Text_20_body"><text:line-break/></text:p>
      <text:p text:style-name="P15">Zabezpieczanie aplikacji webowych</text:p>
      <text:p text:style-name="P8"><text:tab/>Jak wcześniej napisałem do zabezpieczenia aplikacji wykorzystywane są deskryptory wdrożenia lub adnotacje. Jednym z takich plików jest web.xml, w którym możemy wykorzystać już ustalone elementy. Takim elementem jest <text:span text:style-name="T15">security-constraint</text:span><text:span text:style-name="T12">, który służy do określenia praw dostępu dla zasobów przy pomocy mapowania adresu URL. Dla serwletów można użyć adnotacji @</text:span><text:span text:style-name="T15">HttpConstraint</text:span><text:span text:style-name="T12">. </text:span></text:p>
      <text:p text:style-name="P8"><text:span text:style-name="T12">Poniżej przykładowa zawartość </text:span><text:span text:style-name="T15">security-constraint</text:span><text:span text:style-name="T12"> pochodząca z [12]</text:span></text:p>
      <text:p text:style-name="P48">&lt;security-constraint&gt;</text:p>
      <text:p text:style-name="P49"><text:s text:c="4"/><text:span text:style-name="T14">&lt;web-resource-collection&gt;</text:span></text:p>
      <text:p text:style-name="P49"><text:s text:c="8"/><text:span text:style-name="T14">&lt;web-resource-name&gt;wholesale&lt;/web-resource-name&gt;</text:span></text:p>
      <text:p text:style-name="P49"><text:s text:c="8"/><text:span text:style-name="T14">&lt;url-pattern&gt;/company/wholesale/*&lt;/url-pattern&gt;</text:span></text:p>
      <text:p text:style-name="P49"><text:s text:c="4"/><text:span text:style-name="T14">&lt;/web-resource-collection&gt;</text:span></text:p>
      <text:p text:style-name="P49"><text:s text:c="4"/><text:span text:style-name="T14">&lt;auth-constraint&gt;</text:span></text:p>
      <text:p text:style-name="P49"><text:s text:c="8"/><text:span text:style-name="T14">&lt;role-name&gt;PARTNER&lt;/role-name&gt;</text:span></text:p>
      <text:p text:style-name="P49"><text:s text:c="4"/><text:span text:style-name="T14">&lt;/auth-constraint&gt;</text:span></text:p>
      <text:p text:style-name="P49"><text:s text:c="4"/><text:span text:style-name="T14">&lt;user-data-constraint&gt;</text:span></text:p>
      <text:p text:style-name="P49"><text:s text:c="8"/><text:span text:style-name="T14">&lt;transport-guarantee&gt;CONFIDENTIAL&lt;/transport-guarantee&gt;</text:span></text:p>
      <text:p text:style-name="P49"><text:s text:c="4"/><text:span text:style-name="T14">&lt;/user-data-constraint&gt;</text:span></text:p>
      <text:p text:style-name="P50">&lt;/security-constraint&gt;</text:p>
      <text:list xml:id="list1304682849" text:style-name="L19">
        <text:list-item>
          <text:p text:style-name="P77"><text:span text:style-name="T9">web-resource-collection</text:span><text:span text:style-name="T3"> – służy do określenia zasobów webowych, które będą miały </text:span><text:soft-page-break/><text:span text:style-name="T3">zdefiniowane ograniczenia</text:span></text:p>
          <text:list>
            <text:list-item>
              <text:p text:style-name="P77"><text:span text:style-name="T9">web-resource-name –</text:span><text:span text:style-name="T3"> określa nazwe zasobu</text:span></text:p>
            </text:list-item>
            <text:list-item>
              <text:p text:style-name="P77"><text:span text:style-name="T9">url-pattern</text:span><text:span text:style-name="T3"> – określa wzorzec dla adresu URL</text:span></text:p>
            </text:list-item>
            <text:list-item>
              <text:p text:style-name="P77"><text:span text:style-name="T9">http-method</text:span><text:span text:style-name="T3"> – określa metody, które mają być chronione</text:span></text:p>
            </text:list-item>
            <text:list-item>
              <text:p text:style-name="P77"><text:span text:style-name="T9">http-method-omission</text:span><text:span text:style-name="T3"> – określa metody, które nie są chronione</text:span></text:p>
            </text:list-item>
          </text:list>
        </text:list-item>
        <text:list-item>
          <text:p text:style-name="P77"><text:span text:style-name="T9">auth-constraint</text:span><text:span text:style-name="T3"> – definiuje ograniczenie autoryzacji</text:span></text:p>
          <text:list>
            <text:list-item>
              <text:p text:style-name="P77"><text:span text:style-name="T9">role-name</text:span><text:span text:style-name="T3"> – nazwa roli</text:span></text:p>
            </text:list-item>
          </text:list>
        </text:list-item>
        <text:list-item>
          <text:p text:style-name="P74"><text:span text:style-name="T10">user-data-constraint</text:span><text:span text:style-name="T3"> – określa sposób ochrony danych podczas transmisji pomiędzy </text:span><text:span text:style-name="T3">klientem i serwerem</text:span></text:p>
          <text:list>
            <text:list-item>
              <text:p text:style-name="P77"><text:span text:style-name="T9">transport-quarantee</text:span><text:span text:style-name="T3"> </text:span></text:p>
              <text:list>
                <text:list-item>
                  <text:p text:style-name="P77"><text:span text:style-name="T9">CONFIDENTIAL –</text:span><text:span text:style-name="T3"> dane nie mogą zostać podejrzane</text:span></text:p>
                </text:list-item>
                <text:list-item>
                  <text:p text:style-name="P77"><text:span text:style-name="T9">INTEGRAL</text:span><text:span text:style-name="T3"> – dane nie mogą zostać zmienione</text:span></text:p>
                </text:list-item>
                <text:list-item>
                  <text:p text:style-name="P77"><text:span text:style-name="T9">NONE –</text:span><text:span text:style-name="T3"> dane mogą być niezabezpieczone</text:span></text:p>
                </text:list-item>
              </text:list>
            </text:list-item>
          </text:list>
        </text:list-item>
      </text:list>
      <text:p text:style-name="P8">JavaEE wpiera następujące mechanizmy uwierzytelenia[12]:</text:p>
      <text:list xml:id="list1978742741" text:style-name="L20">
        <text:list-item>
          <text:p text:style-name="P67">podstawowe uwierzytelnienie HTTP (basic authentication)</text:p>
        </text:list-item>
        <text:list-item>
          <text:p text:style-name="P67">uwierzytelnienie oparte na formularzu(form-based autentication)</text:p>
        </text:list-item>
        <text:list-item>
          <text:p text:style-name="P67">uwierzytelnienie oparte na skrócie(digest authentication)</text:p>
        </text:list-item>
        <text:list-item>
          <text:p text:style-name="P67">uwierzytelnienie klienta(client authentication)</text:p>
        </text:list-item>
        <text:list-item>
          <text:p text:style-name="P67">wzajemne uwierzytelnienie(mutual authentication)</text:p>
        </text:list-item>
      </text:list>
      <text:p text:style-name="P16">Wiecej informacji w [2], [11] i [12]</text:p>
      <text:p text:style-name="P16"/>
      <text:p text:style-name="P15">Dostawcy bezpieczeństwa w Javie</text:p>
      <text:p text:style-name="P8"><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e bezpieczeństwa jak BouncyCastle czy GNUpg. Gdy wybierzemy jakąś nazwę algorytmu przeszukiwani są zainstalowani dostawcy bezpieczeństwa wg kolejności ustalonej w pliku <text:span text:style-name="T15">java.security.</text:span><text:span text:style-name="T12">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1126085191" text:style-name="L21">
        <text:list-item>
          <text:p text:style-name="P66">skróty wiadomości </text:p>
        </text:list-item>
        <text:list-item>
          <text:p text:style-name="P66"><text:soft-page-break/>podpisy cyfrowe</text:p>
        </text:list-item>
        <text:list-item>
          <text:p text:style-name="P66">generatory kluczy symetrycznych i asymetrycznych</text:p>
        </text:list-item>
        <text:list-item>
          <text:p text:style-name="P66">magazyny kluczy</text:p>
        </text:list-item>
        <text:list-item>
          <text:p text:style-name="P66">certyfikaty</text:p>
        </text:list-item>
        <text:list-item>
          <text:p text:style-name="P66">generatory liczb pseudolosowych</text:p>
        </text:list-item>
      </text:list>
      <text:p text:style-name="P16"><text:span text:style-name="T3"><text:tab/>Należy jeszcze wyróżnić dwie klasy </text:span><text:span text:style-name="T10">Security</text:span><text:span text:style-name="T3"> oraz </text:span><text:span text:style-name="T10">Provider</text:span><text:span text:style-name="T3"> składające się na dostawcę bezpieczeństwa. Klasa </text:span><text:span text:style-name="T10">Security </text:span><text:span text:style-name="T3">jest odpowiedzialna za wybór odpowiedniego dostawcy, który implementuje porządany algorytm. Klasa </text:span><text:span text:style-name="T10">Provider</text:span><text:span text:style-name="T3"> jest abstrakcyjną klasą służąca do zarządzania poszczególnymi dostawcami i jej zadaniem jest odwzorowanie danego algorytmu, aby można było go użyć jako klasy. </text:span></text:p>
      <text:p text:style-name="P7"><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16"><text:span text:style-name="T3"><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3">używany przez klase </text:span><text:span text:style-name="T10">Security</text:span><text:span text:style-name="T3"> podczas dodawania w sposób programowy nowego dostawcy bezpieczeństwa.</text:span></text:p>
      <text:p text:style-name="P7">Wiecej informacji można znaleźć w [5].</text:p>
      <text:p text:style-name="P7"/>
      <text:p text:style-name="P10">Rodzaje ataków</text:p>
      <text:p text:style-name="P4"><text:tab/>W obecnych czasach możemy rozróżnić dosyć sporą liczbę ataków na serwisy internetowe. Po załataniu starych dziur, co jakiś czas można usłyszeć o nowych błedach. Na świecie słynna stała się <text:s/>grupie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text:tab/><text:span text:style-name="T2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text:tab/><text:span text:style-name="T27">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text:tab/><text:span text:style-name="T2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admin bedzie komentarzem i hasło nie będzie brane pod uwagę.</text:p>
      <text:p text:style-name="P4"><text:tab/><text:span text:style-name="T27">Path Travelsal</text:span> – jest to atak, który polega na odczytaniu zawartości plików w systemie, które nie znajdują się w katalogu aplikacji. Takim plikiem może być /etc/passwd, w którym przechowywane są hasła. Atakujący jeżeli uzyska dostęp może wykorzystać np. program John the Ripper, który bez większych problemów odszyfruję zakodowane hasła. Atakujący używa '../' co oznacza katalog nadrzędny i wstrzykuje te znaki do adresu przemieszczając się po drzewie katalogów systemu. </text:p>
      <text:p text:style-name="P4"><text:tab/><text:span text:style-name="T2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27"><text:tab/>DoS</text:span><text:span text:style-name="T27"> (</text:span>Denial of Service<text:span text:style-name="T27">) – </text:span>atak przez zablokowanie usługi. Jest to atak, który może wyrządzić szkodę dużym serwisom i instytujcom, gdyż brak dostępu do tych serwisów powoduje duże straty finansowe. Taki atak może zostać wykonany np. przez SVN flooding polagający na wysyłaniu zapytań otwierających połączenie z serwerem i zaprzestania dalszej komunikacji, wtedy serwer czeka na odpowiedz majac przeznaczony do tego pewien proces. Bardzo duża liczba takich połączeń doprowadzi do wyczerpania zasobów i braku dostępu do serwisu. Nawet gdyby administrator serwera zmniejszych czas oczekiwania przez serwer na odpowiedz to atakujący jest w stanie otwierać wiecej takich połączeń wykorzystując IP Spoffing czyli tworzenie sfałszowanych adresów IP.</text:p>
      <text:p text:style-name="P4"><text:span text:style-name="T27"><text:tab/>DDoS</text:span>(Distributed Denial of Service) – jest to atak podobny do powyższego mający taki sam cel czyli zablokowanie dostępu do usług. Różnica polega na rozproszoności. Atakujący wykorzystuję do tego wiele komputerów nazywanych <text:span text:style-name="T15">zombie</text:span>, które są „zarażone” wirusami i na <text:soft-page-break/>określony sygnał te boty, trojany zalewają ofiarę wielką ilością pakietów.</text:p>
      <text:p text:style-name="P4"/>
      <text:p text:style-name="P6">Atak przez powtórzenie<text:span text:style-name="T25"> – jest to jeden z wielu ataków kryptoanalitycznych, gdzie atakujący uzyskaniu dostępu do systemu podszywając się pod daną tożsamość, będzie w stanie wykorzystać </text:span><text:span text:style-name="T25">wcześniej uzyskaną wiadomość do jej deszyfracji, aby obronić się przed tym atakiem wystarczy dodać informację o czasie powstania, aby system odrzucał stare wiadomości. </text:span></text:p>
      <text:p text:style-name="P4"/>
      <text:p text:style-name="P4"><text:span text:style-name="T27">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ależy nie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27">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27">Man in the Middle</text:span>(atak z pośrednikiem) – atakujący przechwytuje dane przesyłane pomiędzy dwoma użytkownikami. Może również zmieniać treść danych pomiędzy stronami. W przypadku wykorzystywania transmicji szyfrowanej opartej na kluczach atakujący podsuwa swój klucz, aby być nierozpoznanym. Najlepszą ochroną przed tym atakiem są certyfikaty lub ewentualnie chociaż porównania odcisków palca klucza.</text:p>
      <text:p text:style-name="P4"/>
      <text:p text:style-name="P4">Atak Meet in the Middle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text:soft-page-break/>odszyfrowania wiadomości szyfrownych dwukrotnie takim samym algorytmem z róznymi kluczami.</text:p>
      <text:p text:style-name="P4"/>
      <text:p text:style-name="P4"><text:span text:style-name="T27">Atak urodzinowy </text:span>– polega na znalezieniu kolizji dla funkcji haszującej czyli dwóch takich samych <text:s/>wartości dla różnych argumentów. Opiera się na „paradoksie urodzin”. Więcej w [1].</text:p>
      <text:p text:style-name="P4"/>
      <text:p text:style-name="P4"><text:span text:style-name="T27">Atak algorytmiczny</text:span> – kolejny z ataków na algorytmy kryptograficzne, w celu znalezienia słabych punktów od strony teoretycznej algorytmu.</text:p>
      <text:p text:style-name="P4"/>
      <text:p text:style-name="P4">Inne ataki na algorytmy kryptograficzne to np.:</text:p>
      <text:list xml:id="list620975330" text:style-name="L22">
        <text:list-item>
          <text:p text:style-name="P75"><text:span text:style-name="T1">„atak </text:span>poprzez wybrany neutralny tekst zaszyfrowany” [4]</text:p>
        </text:list-item>
        <text:list-item>
          <text:p text:style-name="P75">„adaptacyjny atak poprzez wybrany tekst zaszyfrowany” [4]</text:p>
        </text:list-item>
        <text:list-item>
          <text:p text:style-name="P75">atak z wybranym kluczem</text:p>
        </text:list-item>
        <text:list-item>
          <text:p text:style-name="P75">atak z wybranym szyfrogramem</text:p>
        </text:list-item>
        <text:list-item>
          <text:p text:style-name="P75">atak algebraiczny</text:p>
        </text:list-item>
      </text:list>
      <text:p text:style-name="P16"/>
      <text:p text:style-name="P4"><text:span text:style-name="T28">Atak z wykorzystaniem wirusa </text:span>– celem jest jak największa liczba komputerów zainfekowana jakimś programem, który będzie wykorzystywał jego moc obliczeniową np. do łamania szyfrów czy ataku DoS.</text:p>
      <text:p text:style-name="P4"/>
      <text:p text:style-name="P4"><text:span text:style-name="T27">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27">Socjotechnika</text:span> – jest to atak oparty na psychologi, ma za zadanie nakłonienie innych osób do przekazania newralgicznych danych.</text:p>
      <text:p text:style-name="P4"/>
      <text:p text:style-name="P4">Wiecej informacji można znaleźć w [1], [4], [6], [9] i [10].</text:p>
      <text:p text:style-name="P4"/>
      <text:p text:style-name="P10">Dokumentacja</text:p>
      <text:p text:style-name="P11">Praca jako całość</text:p>
      <text:p text:style-name="P1">W mojej pracy napisałem aplikację webową działającą w chmurze obliczeniowej dodając do niej różne metody zabezpieczeń . Aplikacja została napisana w języku Java. Do jej stworzenia <text:soft-page-break/>wykorzystałem następujące technologie :</text:p>
      <text:list xml:id="list1604722361" text:continue-list="list2034124883" text:style-name="L2">
        <text:list-item>
          <text:p text:style-name="P54">EJB 3.1 (Enterprise Java Beans)</text:p>
        </text:list-item>
        <text:list-item>
          <text:p text:style-name="P54">JPA 2.0 (Java Persistence API)</text:p>
        </text:list-item>
        <text:list-item>
          <text:p text:style-name="P54">Hibernate 4.0.1</text:p>
        </text:list-item>
        <text:list-item>
          <text:p text:style-name="P54">CDI 1.0 (Context and Dependency Injection)</text:p>
        </text:list-item>
        <text:list-item>
          <text:p text:style-name="P54">Seam Framework 3.1.0</text:p>
        </text:list-item>
        <text:list-item>
          <text:p text:style-name="P54">JSF 2.1 (JavaServer Faces)</text:p>
        </text:list-item>
        <text:list-item>
          <text:p text:style-name="P54">Richfaces 4.3.0</text:p>
        </text:list-item>
        <text:list-item>
          <text:p text:style-name="P54">PostgreSQL 9.1.0</text:p>
        </text:list-item>
        <text:list-item>
          <text:p text:style-name="P54">Maven 3.0.4</text:p>
        </text:list-item>
        <text:list-item>
          <text:p text:style-name="P54">Git 1.7.0.4</text:p>
        </text:list-item>
      </text:list>
      <text:p text:style-name="P2"><text:tab/>Narzędziem developeskim w jakim pisałem projekt jest Intellij Idea 12.0.1 z dołączonym pluginem JRebel, który służy do aktualizowania modyfikowanych plików oraz klas projektu dla uruchomionej aplikacji.</text:p>
      <text:p text:style-name="P2"/>
      <text:p text:style-name="P14">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1053976645" text:style-name="WW8Num1">
        <text:list-item>
          <text:p text:style-name="P78">Academy</text:p>
        </text:list-item>
        <text:list-item>
          <text:p text:style-name="P78">Specialization</text:p>
        </text:list-item>
        <text:list-item>
          <text:p text:style-name="P78">Group</text:p>
        </text:list-item>
        <text:list-item>
          <text:p text:style-name="P78">Student</text:p>
        </text:list-item>
        <text:list-item>
          <text:p text:style-name="P78">Lecturer</text:p>
        </text:list-item>
        <text:list-item>
          <text:p text:style-name="P78">User</text:p>
        </text:list-item>
        <text:list-item>
          <text:p text:style-name="P78">Address</text:p>
        </text:list-item>
        <text:list-item>
          <text:p text:style-name="P78">File</text:p>
        </text:list-item>
        <text:list-item>
          <text:p text:style-name="P78">FileAccess</text:p>
        </text:list-item>
        <text:list-item>
          <text:p text:style-name="P78">Message</text:p>
        </text:list-item>
        <text:list-item>
          <text:p text:style-name="P78">MessageDeleted</text:p>
        </text:list-item>
      </text:list>
      <text:p text:style-name="P4"><text:soft-page-break/><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9">@Entity</text:p>
      <text:p text:style-name="P9">@Inheritance(strategy = InheritanceType.TABLE_PER_CLASS)</text:p>
      <text:p text:style-name="P9">public abstract class User implements Serializable</text:p>
      <text:p text:style-name="P4">Projektując encje zawsze musimy określić jak mają być mapowane na poszczególne tabele w relacyjnej bazie danych. Wystarczy, że w klasie przed jej zdefiniowaniem dodamy adnotacje <text:span text:style-name="T15">@Entity, </text:span>co stanowi informacje dla JPA i Hibernate jak potraktować taką klasę. Dzięki adnotacji <text:span text:style-name="T15">@Inheritance</text:span> możemy określić bardziej zaawansowany typ mapowania wykorzystujący dziedziczenie. W tym przypadku została zastosowana strategia tabela dla klas dziedziczących, ale są ten inne opcje:</text:p>
      <text:list xml:id="list1556882485" text:style-name="L23">
        <text:list-item>
          <text:p text:style-name="P79"><text:span text:style-name="T11">InheritanceType.SINGLE_TABLE</text:span><text:span text:style-name="T2"> – mapowana jest tylko klasa bazowa</text:span></text:p>
        </text:list-item>
        <text:list-item>
          <text:p text:style-name="P69">InheritanceType.JOINED<text:span text:style-name="T12"> – mapowane są wszystkie klasy, nawet abstrakcyjna klasa bazowa</text:span></text:p>
        </text:list-item>
        <text:list-item>
          <text:p text:style-name="P69">@MappedSuperClass<text:span text:style-name="T12"> – mapowane są pola z klasy nie będącej encją</text:span></text:p>
          <text:p text:style-name="P80"><text:s/>Od konkretnej sytuacji zależy wybór odpowiedniej metody. Do określenia typów relacji możemy wyróżnić następujące adnotacje:</text:p>
        </text:list-item>
        <text:list-item>
          <text:p text:style-name="P81">@OneToOne</text:p>
        </text:list-item>
        <text:list-item>
          <text:p text:style-name="P81">@OneToMany</text:p>
        </text:list-item>
        <text:list-item>
          <text:p text:style-name="P81">@ManyToOne</text:p>
        </text:list-item>
        <text:list-item>
          <text:p text:style-name="P81">@ManyToMany</text:p>
        </text:list-item>
      </text:list>
      <text:p text:style-name="P51">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9">@Embedded</text:p>
      <text:p text:style-name="P9"><text:s text:c="4"/>private Address address;</text:p>
      <text:p text:style-name="P4">Warto dodać, że do pozyskiwania odpowiednich danych wykorzystywany jest język EJB QL, a operowanie na encjach w kodzie odbywa się za pomocą EntityManager z pakiety javax.persistence.</text:p>
      <text:p text:style-name="P4"/>
      <text:p text:style-name="P11">Bezpieczeństwo programowe w aplikacji</text:p>
      <text:p text:style-name="P4"><text:tab/>Do zabezpieczenia ważnych części aplikacji wykorzystuję dostarczonych przez Suna <text:soft-page-break/>dostawców bezpieczeństwa. Dzięki temu mogę zaszyfrować prywatne pliki oraz wiadomości przesyłane pomiędzy studentami i wykładowcami. Do tego celu napisałem klasę <text:span text:style-name="T15">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użytkownik wysyła zostaje umieszczony w bazie danych. Jednak zanim zostanie wstawiony do bazy, odbywa się jego szyfrowanie. W bazie danych jest przechowywany nie tylko plik, ale równiez wygenerowany klucz poufny(szyfrowanie symetryczne) za pomocą algorytmu DES oraz wektor inicjujący. W klasie SecurityGenerator zaimplementowałem metode getEncodedDES, która pobiera na wejściu plik do zaszyfrowania oraz klucz poufny, a zwraca zakodowane dane w formacie bajtowym.</text:p>
      <text:p text:style-name="P9">securityGenerator.getEncodedDES(inputFile, getFile().getSecretKey())</text:p>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9">securityGenerator.getDecodedDES(inputFile.getContent(), inputFile.getSecretKey(), inputFile.getIv());</text:p>
      <text:p text:style-name="P4">Proces deszyfracji jest wykorzystywany, gdy użytkownik, któremu został udostępniony plik, postanowi pobrać plik na swój komputer. Aplikacja zarządza w tym przypadku kiedy szyfrować i odszyfrowywać pliki zgodnie z zaimplementowanym algorytmem. </text:p>
      <text:p text:style-name="P4"><text:tab/>W aplikacji została również zaimplementowana inna metoda szyfrowania, która jest wykorzystywana przy wysyłaniu wiadomości do innych użytkowników korzystających z aplikacji.</text:p>
      <text:p text:style-name="P11">Bezpieczeństwo bazy danych</text:p>
      <text:p text:style-name="P4"><text:tab/>Do uzyskania bezpieczeństwa przy korzystaniu z baz danych wykorzystać można certyfikaty. Z racji, że aplikacja działa w chmurze, i do jej utworzenia jest potrzebna redundancja przy korzystaniu z bazy danych, wykorzystałem do tego celu darmowe narzędzie tj. Pgtool-II. Pgtool służy do replikacji podłączonych baz danych, zarządzania pulą połączeń, wykrywana awarii, pozwala na odzyskiwanie danych. Za pomocą serwera pgpool można zabezpieczyć transmisje stosując szyfrowanie ssl. Cała konfiguracja serwera pgpool znajduję się w pliku pgpool.conf.</text:p>
      <text:p text:style-name="P11">Bezpieczeństwo od strony użytych frameworków</text:p>
      <text:p text:style-name="P4">Korzystanie z gotowych rozwiązań jakimi są frameworki pozwala na przyspieszenie prac związanych z tworzeniem oprogramowania. Nie ma potrzeby pisania rzeczy, które już istnieją, a także pozwala to na szybszy postęp technologiczny. W mojej aplikacji do zabezpieczeń wykorzystałem Seam Framework. Przy jego pomocy przeprowadzam autoryzacja. </text:p>
      <text:p text:style-name="P11"><text:soft-page-break/>Serwer JBOSS</text:p>
      <text:p text:style-name="P11"/>
      <text:p text:style-name="P21">BIBLIOGRAFIA</text:p>
      <text:p text:style-name="P22"/>
      <text:p text:style-name="P4">[1] M.Karbowski: <text:span text:style-name="T15">Podstawy kryptografii. Wydanie II.</text:span></text:p>
      <text:p text:style-name="P24">Wydawnictwo Helion, 2008.</text:p>
      <text:p text:style-name="P24"/>
      <text:p text:style-name="P31">[2] E.Jendrock, I.Evans, D.Gollapudi, K.Haase, C.Srivathsa: </text:p>
      <text:p text:style-name="P44">Java EE 6 PRZEWODNIK WYDANIE IV</text:p>
      <text:p text:style-name="P24">Wydawnictwo Helion, 2012.</text:p>
      <text:p text:style-name="P24"/>
      <text:p text:style-name="P31">[3] M.Zalewski: <text:span text:style-name="T15">Splątana sieć. Przewodnik po bezpieczeństwie nowoczesnych aplikacji WWW.</text:span></text:p>
      <text:p text:style-name="P45"><text:bookmark-start text:name="__DdeLink__1347_1020332448"/>Wydawnictwo Helion, 2012.<text:bookmark-end text:name="__DdeLink__1347_1020332448"/></text:p>
      <text:p text:style-name="P45"/>
      <text:p text:style-name="P31">[4] J.Stokłosa, T.Bilski, T.Pankowski: <text:span text:style-name="T15">Bezpieczeństwo danych w systemach informatycznych.</text:span></text:p>
      <text:p text:style-name="P37">Wydawnictwo Naukowe PWN, Warszawa – Poznań 2001.</text:p>
      <text:p text:style-name="P37"/>
      <text:p text:style-name="P31">[5] S.Oaks: <text:span text:style-name="T15">Java a bezpieczeństwo</text:span></text:p>
      <text:p text:style-name="P40">Wydawnictwo RM, Warszawa 2002.</text:p>
      <text:p text:style-name="P40"/>
      <text:p text:style-name="P31">[6] J.Erickson: <text:span text:style-name="T15">Hacking. Sztuka penetracji.</text:span></text:p>
      <text:p text:style-name="P24">Wydawnictwo Helion, 2004.</text:p>
      <text:p text:style-name="P24"/>
      <text:p text:style-name="P31">[7] S.Liu: <text:span text:style-name="T15">Practical Secure Socket Layer – Basic &amp; Practical.</text:span></text:p>
      <text:p text:style-name="P23"><text:a xlink:type="simple" xlink:href="http://progtutorials.tripod.com/SSL.htm"><text:span text:style-name="T30">http://progtutorials.tripod.com/SSL.htm</text:span></text:a><text:span text:style-name="T30"> Feb.2004</text:span></text:p>
      <text:p text:style-name="P24"/>
      <text:p text:style-name="P32"><text:span text:style-name="T4">[8] G.King, P.Muir, Dan Allen, David Allen: </text:span><text:bookmark text:name="d0e1"/><text:span text:style-name="T16">Weld - JSR-299 Reference Implementation</text:span></text:p>
      <text:p text:style-name="P25"><text:a xlink:type="simple" xlink:href="http://docs.jboss.org/weld/reference/2.0.0.Beta2/en-US/html_single"><text:span text:style-name="T30">http://docs.jboss.org/weld/reference/2.0.0.Beta2/en-US/html_single</text:span></text:a><text:span text:style-name="T30"> </text:span></text:p>
      <text:p text:style-name="P29"/>
      <text:p text:style-name="P26"><text:span text:style-name="T19">[9] P.Czumaj: </text:span><text:span text:style-name="T20">Siedem nagroźniejszych ataków na serwisy www</text:span></text:p>
      <text:p text:style-name="P36"><text:a xlink:type="simple" xlink:href="http://webhosting.pl/Siedem.najgrozniejszych.atakow.na.serwisy.WWW">http://webhosting.pl/Siedem.najgrozniejszych.atakow.na.serwisy.WWW</text:a><text:span text:style-name="T19"> 08.2007</text:span></text:p>
      <text:p text:style-name="P38"/>
      <text:p text:style-name="P27"><text:span text:style-name="T26">[10] P.Krawaczyński, D.Zelek: </text:span><text:span text:style-name="T21">Rodzaje i klasyfikacja włamań oraz ataków internetowych</text:span></text:p>
      <text:p text:style-name="P39"><text:a xlink:type="simple" xlink:href="http://hackme.pl/articles.html?article_id=247"><text:span text:style-name="T24">http://hackme.pl/articles.html?article_id=247</text:span></text:a></text:p>
      <text:p text:style-name="P41"><text:soft-page-break/></text:p>
      <text:p text:style-name="P30">[11] Oracle : Java SE Documentation, 1993-2011</text:p>
      <text:p text:style-name="P42"><text:a xlink:type="simple" xlink:href="http://docs.oracle.com/javase/6/docs/technotes/guides/security/overview/jsoverview.html"><text:span text:style-name="T24">http://docs.oracle.com/javase/6/docs/technotes/guides/security/overview/jsoverview.html</text:span></text:a><text:span text:style-name="T24"> </text:span></text:p>
      <text:p text:style-name="P43"/>
      <text:p text:style-name="P27"><text:span text:style-name="T23">[12] Oracle : </text:span><text:span text:style-name="T23">The Java EE 6 Tutorial</text:span><text:span text:style-name="T23">, 2013</text:span></text:p>
      <text:p text:style-name="P52"><text:a xlink:type="simple" xlink:href="http://docs.oracle.com/javaee/6/tutorial/doc/gkbaa.html#bncbk"><text:span text:style-name="T24">http://docs.oracle.com/javaee/6/tutorial/doc/gkbaa.html#bncbk</text:span></text:a></text:p>
      <text:p text:style-name="P82"/>
      <text:p text:style-name="P28"><text:span text:style-name="T24">[13] B.Burke, R.Monson-Haefel: </text:span><text:span text:style-name="T22">Enterprise JavaBeans 3.0</text:span></text:p>
      <text:p text:style-name="P83">Wydawnictwo Helion,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04T23:01:00</dc:date>
    <meta:editing-duration>PT105H06M20S</meta:editing-duration>
    <meta:editing-cycles>179</meta:editing-cycles>
    <meta:generator>OpenOffice.org/3.2$Linux OpenOffice.org_project/320m12$Build-9483</meta:generator>
    <meta:document-statistic meta:table-count="1" meta:image-count="0" meta:object-count="0" meta:page-count="25" meta:paragraph-count="432" meta:word-count="6184" meta:character-count="47027"/>
  </office:meta>
</office:document-meta>
</file>